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2f86" officeooo:paragraph-rsid="00182f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gimnasio tiene socios, entrenadores, Material, Ejercicio y actividades del ejercicio.</text:p>
      <text:p text:style-name="P1">Los socios tendran: DNI, Nombre, Apellido, Edad, Email, Pago, Peso, Altura.</text:p>
      <text:p text:style-name="P1">Los entrenadores tendran: DNI, Nombre, Apellido</text:p>
      <text:p text:style-name="P1">Los materiales tendran: Codigo, Nombre, Peso.</text:p>
      <text:p text:style-name="P1">Los ejercicios tendran: codigo, Nombre, Categoria, Dia en el que se hace.</text:p>
      <text:p text:style-name="P1">Las actividades del ejercicio tendran: Nombre, codig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0:45:07.229000000</meta:creation-date>
    <dc:date>2021-10-14T18:28:29.754000000</dc:date>
    <meta:editing-duration>PT7H33M12S</meta:editing-duration>
    <meta:editing-cycles>1</meta:editing-cycles>
    <meta:document-statistic meta:table-count="0" meta:image-count="0" meta:object-count="0" meta:page-count="1" meta:paragraph-count="6" meta:word-count="53" meta:character-count="382" meta:non-whitespace-character-count="335"/>
    <meta:generator>LibreOffice/7.2.0.4$Windows_X86_64 LibreOffice_project/9a9c6381e3f7a62afc1329bd359cc48accb6435b</meta:generator>
  </office:meta>
</office:document-meta>
</file>